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table:number-columns-repeated="2"/>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number-columns-repeated="4"/>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3:25:41.12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3:58:18.348000000</dc:date>
    <meta:editing-duration>PT9H59M16S</meta:editing-duration>
    <meta:editing-cycles>55</meta:editing-cycles>
    <meta:generator>LibreOffice/7.3.0.3$Windows_X86_64 LibreOffice_project/0f246aa12d0eee4a0f7adcefbf7c878fc2238db3</meta:generator>
    <meta:document-statistic meta:table-count="4" meta:cell-count="498" meta:object-count="0"/>
  </office:meta>
</office:document-meta>
</file>